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fo:font-weight="normal" officeooo:rsid="003a69a0" officeooo:paragraph-rsid="004a545d" style:font-style-asian="italic" style:font-weight-asian="normal" style:font-style-complex="italic" style:font-weight-complex="normal"/>
    </style:style>
    <style:style style:name="P2" style:family="paragraph" style:parent-style-name="Standard">
      <style:text-properties officeooo:rsid="0009ce95" officeooo:paragraph-rsid="0009ce95"/>
    </style:style>
    <style:style style:name="P3" style:family="paragraph" style:parent-style-name="Standard">
      <style:text-properties officeooo:rsid="0009ce95" officeooo:paragraph-rsid="000b262f"/>
    </style:style>
    <style:style style:name="P4" style:family="paragraph" style:parent-style-name="Standard">
      <style:text-properties fo:font-weight="bold" officeooo:rsid="0009ce95" officeooo:paragraph-rsid="000df7c7"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0bfc1" officeooo:paragraph-rsid="0010bfc1" style:font-weight-asian="bold" style:font-weight-complex="bold"/>
    </style:style>
    <style:style style:name="P6" style:family="paragraph" style:parent-style-name="Standard">
      <style:text-properties style:text-underline-style="solid" style:text-underline-width="auto" style:text-underline-color="font-color" officeooo:rsid="0009ce95" officeooo:paragraph-rsid="0009ce95"/>
    </style:style>
    <style:style style:name="P7" style:family="paragraph" style:parent-style-name="Standard">
      <style:text-properties officeooo:rsid="000b3d6e" officeooo:paragraph-rsid="000b3d6e"/>
    </style:style>
    <style:style style:name="P8" style:family="paragraph" style:parent-style-name="Standard">
      <style:text-properties fo:font-weight="normal" officeooo:rsid="000fd3b7" officeooo:paragraph-rsid="000df7c7" style:font-weight-asian="normal" style:font-weight-complex="normal"/>
    </style:style>
    <style:style style:name="P9" style:family="paragraph" style:parent-style-name="Standard">
      <style:text-properties officeooo:rsid="0014f6c9" officeooo:paragraph-rsid="0009ce95"/>
    </style:style>
    <style:style style:name="P10" style:family="paragraph" style:parent-style-name="Standard">
      <style:text-properties officeooo:rsid="000b262f" officeooo:paragraph-rsid="000b262f"/>
    </style:style>
    <style:style style:name="P11" style:family="paragraph" style:parent-style-name="Standard">
      <style:text-properties officeooo:rsid="000b262f" officeooo:paragraph-rsid="0024027d"/>
    </style:style>
    <style:style style:name="P12" style:family="paragraph" style:parent-style-name="Standard">
      <style:text-properties officeooo:rsid="000b262f" officeooo:paragraph-rsid="000d9b9e"/>
    </style:style>
    <style:style style:name="P13" style:family="paragraph" style:parent-style-name="Standard">
      <style:text-properties style:text-underline-style="none" fo:font-weight="bold" officeooo:rsid="0009ce95" officeooo:paragraph-rsid="0009ce95" style:font-weight-asian="bold" style:font-weight-complex="bold"/>
    </style:style>
    <style:style style:name="P14" style:family="paragraph" style:parent-style-name="Standard">
      <style:text-properties style:text-underline-style="none" fo:font-weight="bold" officeooo:rsid="003d29f3" officeooo:paragraph-rsid="0009ce95" style:font-weight-asian="bold" style:font-weight-complex="bold"/>
    </style:style>
    <style:style style:name="P15" style:family="paragraph" style:parent-style-name="Standard">
      <style:text-properties officeooo:rsid="002bd325" officeooo:paragraph-rsid="000b3d6e"/>
    </style:style>
    <style:style style:name="P16" style:family="paragraph" style:parent-style-name="Standard">
      <style:text-properties fo:font-style="normal" officeooo:rsid="0029c74a" officeooo:paragraph-rsid="000d9b9e" style:font-style-asian="normal" style:font-style-complex="normal"/>
    </style:style>
    <style:style style:name="P17" style:family="paragraph" style:parent-style-name="Standard">
      <style:paragraph-properties fo:margin-left="0cm" fo:margin-right="0cm" fo:text-align="start" style:justify-single-word="false" fo:text-indent="0cm" style:auto-text-indent="false"/>
      <style:text-properties officeooo:rsid="0009ce95" officeooo:paragraph-rsid="00196381"/>
    </style:style>
    <style:style style:name="P18" style:family="paragraph" style:parent-style-name="Standard">
      <style:text-properties fo:font-style="italic" fo:font-weight="normal" officeooo:rsid="004a545d" officeooo:paragraph-rsid="004a545d" style:font-style-asian="italic" style:font-weight-asian="normal" style:font-style-complex="italic" style:font-weight-complex="normal"/>
    </style:style>
    <style:style style:name="P19" style:family="paragraph" style:parent-style-name="Standard">
      <style:text-properties officeooo:rsid="0009ce95" officeooo:paragraph-rsid="004c0414"/>
    </style:style>
    <style:style style:name="P20" style:family="paragraph" style:parent-style-name="Standard">
      <style:text-properties officeooo:rsid="0009ce95" officeooo:paragraph-rsid="000b262f"/>
    </style:style>
    <style:style style:name="P21" style:family="paragraph" style:parent-style-name="Standard">
      <style:text-properties officeooo:rsid="000b262f" officeooo:paragraph-rsid="0024027d"/>
    </style:style>
    <style:style style:name="T1" style:family="text">
      <style:text-properties officeooo:rsid="004a545d"/>
    </style:style>
    <style:style style:name="T2" style:family="text">
      <style:text-properties officeooo:rsid="003c5151"/>
    </style:style>
    <style:style style:name="T3" style:family="text">
      <style:text-properties officeooo:rsid="0044d145"/>
    </style:style>
    <style:style style:name="T4" style:family="text">
      <style:text-properties officeooo:rsid="003fee65"/>
    </style:style>
    <style:style style:name="T5" style:family="text">
      <style:text-properties officeooo:rsid="000b262f"/>
    </style:style>
    <style:style style:name="T6" style:family="text">
      <style:text-properties fo:font-style="italic" style:font-style-asian="italic" style:font-style-complex="italic"/>
    </style:style>
    <style:style style:name="T7" style:family="text">
      <style:text-properties fo:font-style="italic" officeooo:rsid="000b262f" style:font-style-asian="italic" style:font-style-complex="italic"/>
    </style:style>
    <style:style style:name="T8" style:family="text">
      <style:text-properties fo:font-style="italic" officeooo:rsid="000d9b9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bb4ba" style:font-style-asian="normal" style:font-style-complex="normal"/>
    </style:style>
    <style:style style:name="T11" style:family="text">
      <style:text-properties fo:font-style="normal" officeooo:rsid="00196381" style:font-style-asian="normal" style:font-style-complex="normal"/>
    </style:style>
    <style:style style:name="T12" style:family="text">
      <style:text-properties fo:font-style="normal" officeooo:rsid="000b262f" style:font-style-asian="normal" style:font-style-complex="normal"/>
    </style:style>
    <style:style style:name="T13" style:family="text">
      <style:text-properties fo:font-style="normal" officeooo:rsid="00277797" style:font-style-asian="normal" style:font-style-complex="normal"/>
    </style:style>
    <style:style style:name="T14" style:family="text">
      <style:text-properties fo:font-style="normal" officeooo:rsid="0028d1f4" style:font-style-asian="normal" style:font-style-complex="normal"/>
    </style:style>
    <style:style style:name="T15" style:family="text">
      <style:text-properties fo:font-style="normal" officeooo:rsid="0029c74a" style:font-style-asian="normal" style:font-style-complex="normal"/>
    </style:style>
    <style:style style:name="T16" style:family="text">
      <style:text-properties fo:font-style="normal" officeooo:rsid="000d9b9e" style:font-style-asian="normal" style:font-style-complex="normal"/>
    </style:style>
    <style:style style:name="T17" style:family="text">
      <style:text-properties fo:font-weight="normal" style:font-weight-asian="normal" style:font-weight-complex="normal"/>
    </style:style>
    <style:style style:name="T18" style:family="text">
      <style:text-properties fo:font-weight="normal" officeooo:rsid="000df7c7" style:font-weight-asian="normal" style:font-weight-complex="normal"/>
    </style:style>
    <style:style style:name="T19" style:family="text">
      <style:text-properties fo:font-weight="normal" officeooo:rsid="000fd3b7" style:font-weight-asian="normal" style:font-weight-complex="normal"/>
    </style:style>
    <style:style style:name="T20" style:family="text">
      <style:text-properties fo:font-weight="normal" officeooo:rsid="0011048b" style:font-weight-asian="normal" style:font-weight-complex="normal"/>
    </style:style>
    <style:style style:name="T21" style:family="text">
      <style:text-properties fo:font-weight="normal" officeooo:rsid="0013e1e2" style:font-weight-asian="normal" style:font-weight-complex="normal"/>
    </style:style>
    <style:style style:name="T22" style:family="text">
      <style:text-properties fo:font-weight="normal" officeooo:rsid="0014ad7c" style:font-weight-asian="normal" style:font-weight-complex="normal"/>
    </style:style>
    <style:style style:name="T23" style:family="text">
      <style:text-properties fo:font-weight="normal" officeooo:rsid="0014f6c9" style:font-weight-asian="normal" style:font-weight-complex="normal"/>
    </style:style>
    <style:style style:name="T24" style:family="text">
      <style:text-properties fo:font-weight="normal" officeooo:rsid="002c9f93" style:font-weight-asian="normal" style:font-weight-complex="normal"/>
    </style:style>
    <style:style style:name="T25" style:family="text">
      <style:text-properties officeooo:rsid="0014f6c9"/>
    </style:style>
    <style:style style:name="T26" style:family="text">
      <style:text-properties officeooo:rsid="002bd325"/>
    </style:style>
    <style:style style:name="T27" style:family="text">
      <style:text-properties officeooo:rsid="003d29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sign Process </text:p>
      <text:p text:style-name="P4"><text:span text:style-name="T21">T</text:span><text:span text:style-name="T18">he first task our team </text:span><text:span text:style-name="T22">was faced with</text:span><text:span text:style-name="T18"> was to decide what ou</text:span><text:span text:style-name="T24">r</text:span><text:span text:style-name="T18"> pr</text:span><text:span text:style-name="T22">o</text:span><text:span text:style-name="T18">ject was going to be. </text:span><text:span text:style-name="T19">Since this is a design course, this </text:span><text:span text:style-name="T24">task was</text:span><text:span text:style-name="T19"> not entirely unreasonable. </text:span><text:span text:style-name="T20">We were given minimal </text:span><text:span text:style-name="T22">conditions to be fulfilled</text:span><text:span text:style-name="T20">, </text:span><text:span text:style-name="T22">and the boundaries placed by our advisor left </text:span><text:span text:style-name="T23">us with many possibilities.. .</text:span></text:p>
      <text:p text:style-name="P8"/>
      <text:p text:style-name="P5"><text:span text:style-name="T19">C</text:span><text:span text:style-name="T17">onditions</text:span></text:p>
      <text:p text:style-name="P2">-<text:span text:style-name="T25">open source etc.</text:span></text:p>
      <text:p text:style-name="P9"/>
      <text:p text:style-name="P6">Brainstorm</text:p>
      <text:p text:style-name="P2">-ideas</text:p>
      <text:p text:style-name="P7"><text:tab/>see wiki <text:span text:style-name="T26">page</text:span></text:p>
      <text:p text:style-name="P15"/>
      <text:p text:style-name="P3">-<text:span text:style-name="T12">selection</text:span><text:span text:style-name="T7">: </text:span><text:span text:style-name="T5">smart shelf or container</text:span></text:p>
      <text:p text:style-name="P10"><text:tab/>basic idea was to equip container with sensors in order to collect data about the contents of the container</text:p>
      <text:p text:style-name="P10"><text:tab/>upload this information to an app or website</text:p>
      <text:p text:style-name="P11"><text:tab/>target both consumers and suppliers</text:p>
      <text:p text:style-name="P11"/>
      <text:p text:style-name="P3"><text:span text:style-name="T7">user side:</text:span><text:span text:style-name="T5"> notify when shelf is empty and give closest location at which the user could purchase the contents again at a decent price. <text:s/>Abandoned because the material would become specific to the design, limiting the usefulness of the product and the ease at which sensors could be effectively place on the shelf or container in order to determine the quantity of the </text:span><text:span text:style-name="T13">contents </text:span><text:span text:style-name="T10">that remained</text:span></text:p>
      <text:p text:style-name="P3"><text:span text:style-name="T10"/></text:p>
      <text:p text:style-name="P19"><text:span text:style-name="T8">supplier side:</text:span><text:span text:style-name="T16"> notify when the supplier needs to restock. </text:span><text:span text:style-name="T14">Abandoned since this is probably already <text:tab/>easily managed and </text:span><text:span text:style-name="T15">an app or website for this is not needed</text:span></text:p>
      <text:p text:style-name="P16"/>
      <text:p text:style-name="P12">-backtracking</text:p>
      <text:p text:style-name="P17"><text:span text:style-name="T12"><text:tab/></text:span><text:span text:style-name="T11">eventually the notion of a shelf that collects 'availability' product data was abandoned </text:span><text:span text:style-name="T5">and evolved into one that focuses only on the supplier side. Instead of availability of the product, it will provide data on whether the shelf is faced. <text:s/>It will also have the ability to track the movement of customers through the store as they pass by the shelves. Both the tracking data and the shelf facing data will be relayed to a website to be used by store owners who want to monitor their marketing tactics. </text:span></text:p>
      <text:p text:style-name="P2"/>
      <text:p text:style-name="P13">Implement<text:span text:style-name="T27">ation</text:span></text:p>
      <text:p text:style-name="P14">.</text:p>
      <text:p text:style-name="P14">.</text:p>
      <text:p text:style-name="P14">.</text:p>
      <text:p text:style-name="P14">.</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tyle="italic" fo:font-weight="normal" officeooo:rsid="004a545d" officeooo:paragraph-rsid="004a545d" style:font-style-asian="italic" style:font-weight-asian="normal" style:font-style-complex="italic" style:font-weight-complex="normal"/>
    </style:style>
    <style:style style:name="MP2" style:family="paragraph" style:parent-style-name="Standard">
      <style:text-properties fo:font-style="italic" fo:font-weight="normal" officeooo:rsid="003a69a0" officeooo:paragraph-rsid="004a545d" style:font-style-asian="italic" style:font-weight-asian="normal" style:font-style-complex="italic" style:font-weight-complex="normal"/>
    </style:style>
    <style:style style:name="MT1" style:family="text">
      <style:text-properties officeooo:rsid="004a545d"/>
    </style:style>
    <style:style style:name="MT2" style:family="text">
      <style:text-properties officeooo:rsid="003c515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 did this really quickly...</text:p>
        <text:p text:style-name="MP2"><text:span text:style-name="MT1">Outlines the t</text:span>hought process we went through in designing our project. <text:span text:style-name="MT2">Can be used f</text:span>or the report <text:span text:style-name="MT2">but </text:span>mostly the presenta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7T19:11:54.191000000</meta:creation-date>
    <dc:date>2013-11-30T15:03:45.592000000</dc:date>
    <meta:editing-duration>PT59M23S</meta:editing-duration>
    <meta:editing-cycles>67</meta:editing-cycles>
    <meta:generator>LibreOffice/4.1.1.2$Windows_x86 LibreOffice_project/7e4286b58adc75a14f6d83f53a03b6c11fa2903</meta:generator>
    <meta:document-statistic meta:table-count="0" meta:image-count="0" meta:object-count="0" meta:page-count="1" meta:paragraph-count="22" meta:word-count="313" meta:character-count="1824" meta:non-whitespace-character-count="1523"/>
  </office:meta>
</office:document-meta>
</file>